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roman"/>
    <style:font-face style:name="Lohit Devanagari" svg:font-family="Lohit Devanagari" style:font-family-generic="roman"/>
    <style:font-face style:name="PT Astra Serif" svg:font-family="PT Astra Serif" style:font-family-generic="roman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Times New Rom愀渀" svg:font-family="Times New Rom愀渀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Краснаястрока" style:master-page-name="MPF0" style:family="paragraph">
      <style:paragraph-properties fo:break-before="page" fo:text-align="center" fo:text-indent="0in"/>
      <style:text-properties style:font-name="Times New Roman" style:font-name-complex="Times New Roman" style:font-size-complex="14pt"/>
    </style:style>
    <style:style style:name="P3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5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6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7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8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9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0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1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2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3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4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5" style:parent-style-name="Краснаястрока" style:family="paragraph">
      <style:paragraph-properties fo:text-align="center" fo:text-indent="0in"/>
    </style:style>
    <style:style style:name="T16" style:parent-style-name="Основнойшрифтабзаца" style:family="text">
      <style:text-properties style:font-name="Times New Roman" style:font-name-complex="Times New Roman" style:font-size-complex="14pt"/>
    </style:style>
    <style:style style:name="T17" style:parent-style-name="Основнойшрифтабзаца" style:family="text">
      <style:text-properties style:font-name="Times New Roman" style:font-name-complex="Times New Roman" style:font-size-complex="14pt"/>
    </style:style>
    <style:style style:name="T18" style:parent-style-name="Основнойшрифтабзаца" style:family="text">
      <style:text-properties style:font-name="Times New Roman" style:font-name-complex="Times New Roman" style:font-size-complex="14pt"/>
    </style:style>
    <style:style style:name="T19" style:parent-style-name="Основнойшрифтабзаца" style:family="text">
      <style:text-properties style:font-name="Times New Roman" style:font-name-complex="Times New Roman" style:font-size-complex="14pt"/>
    </style:style>
    <style:style style:name="T20" style:parent-style-name="Основнойшрифтабзаца" style:family="text">
      <style:text-properties style:font-name="Times New Roman" style:font-name-complex="Times New Roman" style:font-size-complex="14pt"/>
    </style:style>
    <style:style style:name="T21" style:parent-style-name="Основнойшрифтабзаца" style:family="text">
      <style:text-properties style:font-name="Times New Roman" style:font-name-complex="Times New Roman" style:font-size-complex="14pt"/>
    </style:style>
    <style:style style:name="T22" style:parent-style-name="Основнойшрифтабзаца" style:family="text">
      <style:text-properties style:font-name="Times New Roman" style:font-name-complex="Times New Roman" style:font-size-complex="14pt"/>
    </style:style>
    <style:style style:name="P23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4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5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6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7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8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9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0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1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2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3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4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5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6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7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8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9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0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1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2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3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4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5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6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7" style:parent-style-name="Обычный" style:family="paragraph">
      <style:paragraph-properties fo:widows="2" fo:orphans="2" fo:break-before="page" fo:text-align="start"/>
      <style:text-properties style:font-name="Times New Roman" style:font-name-complex="Times New Roman" style:font-size-complex="14pt"/>
    </style:style>
    <style:style style:name="P48" style:parent-style-name="Заголовок2" style:family="paragraph">
      <style:paragraph-properties fo:line-height="150%"/>
      <style:text-properties style:font-name="Times New Roman" style:font-name-complex="Times New Roman" style:font-size-complex="14pt"/>
    </style:style>
    <style:style style:name="P49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50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51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52" style:parent-style-name="Обычный" style:family="paragraph">
      <style:paragraph-properties fo:widows="2" fo:orphans="2" fo:text-align="justify" fo:line-height="150%" fo:text-indent="0.4722in"/>
    </style:style>
    <style:style style:name="T53" style:parent-style-name="Основнойшрифтабзаца" style:family="text">
      <style:text-properties style:font-name="Times New Roman" style:font-name-complex="Times New Roman" style:font-size-complex="14pt"/>
    </style:style>
    <style:style style:name="T54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55" style:parent-style-name="Основнойшрифтабзаца" style:family="text">
      <style:text-properties style:font-name="Times New Roman" style:font-name-complex="Times New Roman" style:font-size-complex="14pt"/>
    </style:style>
    <style:style style:name="T56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57" style:parent-style-name="Основнойшрифтабзаца" style:family="text">
      <style:text-properties style:font-name="Times New Roman" style:font-name-complex="Times New Roman" style:font-size-complex="14pt"/>
    </style:style>
    <style:style style:name="T58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59" style:parent-style-name="Основнойшрифтабзаца" style:family="text">
      <style:text-properties style:font-name="Times New Roman" style:font-name-complex="Times New Roman" style:font-size-complex="14pt"/>
    </style:style>
    <style:style style:name="T60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61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62" style:parent-style-name="Основнойшрифтабзаца" style:family="text">
      <style:text-properties style:font-name="Times New Roman" style:font-name-complex="Times New Roman" style:font-size-complex="14pt"/>
    </style:style>
    <style:style style:name="T63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6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6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6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6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68" style:parent-style-name="Обычный" style:family="paragraph">
      <style:paragraph-properties fo:widows="2" fo:orphans="2" fo:text-align="justify" fo:line-height="150%" fo:text-indent="0.4722in"/>
    </style:style>
    <style:style style:name="T69" style:parent-style-name="Основнойшрифтабзаца" style:family="text">
      <style:text-properties style:font-name="Times New Roman" style:font-name-complex="Times New Roman" style:font-size-complex="14pt"/>
    </style:style>
    <style:style style:name="T70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71" style:parent-style-name="Основнойшрифтабзаца" style:family="text">
      <style:text-properties style:font-name="Times New Roman" style:font-name-complex="Times New Roman" style:font-size-complex="14pt"/>
    </style:style>
    <style:style style:name="T72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73" style:parent-style-name="Основнойшрифтабзаца" style:family="text">
      <style:text-properties style:font-name="Times New Roman" style:font-name-complex="Times New Roman" style:font-size-complex="14pt"/>
    </style:style>
    <style:style style:name="T74" style:parent-style-name="Основнойшрифтабзаца" style:family="text">
      <style:text-properties style:font-name="Times New Roman" style:font-name-complex="Times New Roman" style:font-size-complex="14pt"/>
    </style:style>
    <style:style style:name="T75" style:parent-style-name="Основнойшрифтабзаца" style:family="text">
      <style:text-properties style:font-name="Times New Roman" style:font-name-complex="Times New Roman" style:font-size-complex="14pt"/>
    </style:style>
    <style:style style:name="T76" style:parent-style-name="Основнойшрифтабзаца" style:family="text">
      <style:text-properties style:font-name="Times New Roman" style:font-name-complex="Times New Roman" style:font-size-complex="14pt"/>
    </style:style>
    <style:style style:name="T77" style:parent-style-name="Основнойшрифтабзаца" style:family="text">
      <style:text-properties style:font-name="Times New Roman" style:font-name-complex="Times New Roman" style:font-size-complex="14pt"/>
    </style:style>
    <style:style style:name="T78" style:parent-style-name="Основнойшрифтабзаца" style:family="text">
      <style:text-properties style:font-name="Times New Roman" style:font-name-complex="Times New Roman" style:font-size-complex="14pt"/>
    </style:style>
    <style:style style:name="P79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80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81" style:parent-style-name="Обычный" style:family="paragraph">
      <style:paragraph-properties fo:widows="2" fo:orphans="2" fo:text-align="justify" fo:line-height="150%" fo:text-indent="0.4722in"/>
    </style:style>
    <style:style style:name="T8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83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84" style:parent-style-name="Обычный" style:family="paragraph">
      <style:paragraph-properties fo:widows="2" fo:orphans="2" fo:text-align="justify" fo:line-height="150%" fo:text-indent="0.4722in"/>
    </style:style>
    <style:style style:name="T85" style:parent-style-name="Основнойшрифтабзаца" style:family="text">
      <style:text-properties style:font-name="Times New Roman" style:font-name-complex="Times New Roman" style:font-size-complex="14pt"/>
    </style:style>
    <style:style style:name="T86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87" style:parent-style-name="Основнойшрифтабзаца" style:family="text">
      <style:text-properties style:font-name="Times New Roman" style:font-name-complex="Times New Roman" style:font-size-complex="14pt"/>
    </style:style>
    <style:style style:name="T88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89" style:parent-style-name="Основнойшрифтабзаца" style:family="text">
      <style:text-properties style:font-name="Times New Roman" style:font-name-complex="Times New Roman" style:font-size-complex="14pt"/>
    </style:style>
    <style:style style:name="T90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91" style:parent-style-name="Основнойшрифтабзаца" style:family="text">
      <style:text-properties style:font-name="Times New Roman" style:font-name-complex="Times New Roman" style:font-size-complex="14pt"/>
    </style:style>
    <style:style style:name="T92" style:parent-style-name="Основнойшрифтабзаца" style:family="text">
      <style:text-properties style:font-name="Times New Roman" style:font-name-complex="Times New Roman" style:font-size-complex="14pt"/>
    </style:style>
    <style:style style:name="P93" style:parent-style-name="Обычный" style:family="paragraph">
      <style:paragraph-properties fo:widows="2" fo:orphans="2" fo:text-align="justify" fo:line-height="150%" fo:text-indent="0.4722in"/>
    </style:style>
    <style:style style:name="T94" style:parent-style-name="Основнойшрифтабзаца" style:family="text">
      <style:text-properties style:font-name="Times New Roman" style:font-name-complex="Times New Roman" style:font-size-complex="14pt"/>
    </style:style>
    <style:style style:name="T95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96" style:parent-style-name="Обычный" style:family="paragraph">
      <style:paragraph-properties fo:widows="2" fo:orphans="2" fo:text-align="justify" fo:line-height="150%" fo:text-indent="0.4722in"/>
    </style:style>
    <style:style style:name="T97" style:parent-style-name="Основнойшрифтабзаца" style:family="text">
      <style:text-properties style:font-name="Times New Roman" style:font-name-complex="Times New Roman" style:font-size-complex="14pt"/>
    </style:style>
    <style:style style:name="T98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99" style:parent-style-name="Основнойшрифтабзаца" style:family="text">
      <style:text-properties style:font-name="Times New Roman" style:font-name-complex="Times New Roman" style:font-size-complex="14pt"/>
    </style:style>
    <style:style style:name="T100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01" style:parent-style-name="Основнойшрифтабзаца" style:family="text">
      <style:text-properties style:font-name="Times New Roman" style:font-name-complex="Times New Roman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03" style:parent-style-name="Основнойшрифтабзаца" style:family="text">
      <style:text-properties style:font-name="Times New Roman" style:font-name-complex="Times New Roman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05" style:parent-style-name="Основнойшрифтабзаца" style:family="text">
      <style:text-properties style:font-name="Times New Roman" style:font-name-complex="Times New Roman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style:font-size-complex="14pt"/>
    </style:style>
    <style:style style:name="P109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10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11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1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1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14" style:parent-style-name="Обычный" style:family="paragraph">
      <style:paragraph-properties fo:widows="2" fo:orphans="2" fo:text-align="justify" fo:line-height="150%" fo:text-indent="0.4722in"/>
    </style:style>
    <style:style style:name="T115" style:parent-style-name="Основнойшрифтабзаца" style:family="text">
      <style:text-properties style:font-name="Times New Roman" style:font-name-complex="Times New Roman" style:font-size-complex="14pt"/>
    </style:style>
    <style:style style:name="T11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1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1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2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2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2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2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2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2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2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3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style:font-size-complex="14pt"/>
    </style:style>
    <style:style style:name="P13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3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34" style:parent-style-name="Обычный" style:family="paragraph">
      <style:paragraph-properties fo:widows="2" fo:orphans="2" fo:text-align="justify" fo:line-height="150%" fo:text-indent="0.4722in"/>
    </style:style>
    <style:style style:name="T135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36" style:parent-style-name="Основнойшрифтабзаца" style:family="text">
      <style:text-properties style:font-name="Times New Roman" style:font-name-complex="Times New Roman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38" style:parent-style-name="Основнойшрифтабзаца" style:family="text">
      <style:text-properties style:font-name="Times New Roman" style:font-name-complex="Times New Roman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40" style:parent-style-name="Основнойшрифтабзаца" style:family="text">
      <style:text-properties style:font-name="Times New Roman" style:font-name-complex="Times New Roman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14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4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4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45" style:parent-style-name="Обычный" style:family="paragraph">
      <style:paragraph-properties fo:widows="2" fo:orphans="2" fo:text-align="justify" fo:line-height="150%" fo:text-indent="0.4722in"/>
    </style:style>
    <style:style style:name="T146" style:parent-style-name="Основнойшрифтабзаца" style:family="text">
      <style:text-properties style:font-name="Times New Roman" style:font-name-complex="Times New Roman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48" style:parent-style-name="Основнойшрифтабзаца" style:family="text">
      <style:text-properties style:font-name="Times New Roman" style:font-name-complex="Times New Roman" style:font-size-complex="14pt"/>
    </style:style>
    <style:style style:name="T149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5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51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15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53" style:parent-style-name="Обычный" style:family="paragraph">
      <style:paragraph-properties fo:widows="2" fo:orphans="2" fo:text-align="justify" fo:line-height="150%" fo:text-indent="0.4722in"/>
    </style:style>
    <style:style style:name="T154" style:parent-style-name="Основнойшрифтабзаца" style:family="text">
      <style:text-properties style:font-name="Times New Roman" style:font-name-complex="Times New Roman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56" style:parent-style-name="Основнойшрифтабзаца" style:family="text">
      <style:text-properties style:font-name="Times New Roman" style:font-name-complex="Times New Roman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58" style:parent-style-name="Основнойшрифтабзаца" style:family="text">
      <style:text-properties style:font-name="Times New Roman" style:font-name-complex="Times New Roman" style:font-size-complex="14pt"/>
    </style:style>
    <style:style style:name="T159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6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61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16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63" style:parent-style-name="Обычный" style:family="paragraph">
      <style:paragraph-properties fo:widows="2" fo:orphans="2" fo:text-align="justify" fo:line-height="150%" fo:text-indent="0.4722in"/>
    </style:style>
    <style:style style:name="T164" style:parent-style-name="Основнойшрифтабзаца" style:family="text">
      <style:text-properties style:font-name="Times New Roman" style:font-name-complex="Times New Roman" style:font-size-complex="14pt"/>
    </style:style>
    <style:style style:name="T165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66" style:parent-style-name="Основнойшрифтабзаца" style:family="text">
      <style:text-properties style:font-name="Times New Roman" style:font-name-complex="Times New Roman" style:font-size-complex="14pt"/>
    </style:style>
    <style:style style:name="T167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6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69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170" style:parent-style-name="Обычный" style:family="paragraph">
      <style:paragraph-properties fo:widows="2" fo:orphans="2" fo:text-align="justify" fo:line-height="150%" fo:text-indent="0.4722in"/>
    </style:style>
    <style:style style:name="T171" style:parent-style-name="Основнойшрифтабзаца" style:family="text">
      <style:text-properties style:font-name="Times New Roman" style:font-name-complex="Times New Roman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73" style:parent-style-name="Основнойшрифтабзаца" style:family="text">
      <style:text-properties style:font-name="Times New Roman" style:font-name-complex="Times New Roman" style:font-size-complex="14pt"/>
    </style:style>
    <style:style style:name="T174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75" style:parent-style-name="Основнойшрифтабзаца" style:family="text">
      <style:text-properties style:font-name="Times New Roman" style:font-name-complex="Times New Roman" style:font-size-complex="14pt"/>
    </style:style>
    <style:style style:name="T176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7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78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179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80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81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8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83" style:parent-style-name="Заголовок2" style:family="paragraph">
      <style:paragraph-properties fo:line-height="150%"/>
      <style:text-properties style:font-name="Times New Roman" style:font-name-complex="Times New Roman" style:font-size-complex="14pt"/>
    </style:style>
    <style:style style:name="P184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style:font-size-complex="14pt"/>
    </style:style>
    <style:style style:name="P185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style:font-size-complex="14pt"/>
    </style:style>
    <style:style style:name="P186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style:font-size-complex="14pt"/>
    </style:style>
    <style:style style:name="P187" style:parent-style-name="Обычный" style:family="paragraph">
      <style:paragraph-properties fo:widows="2" fo:orphans="2" fo:text-align="justify" fo:line-height="145%" fo:text-indent="0.4722in"/>
    </style:style>
    <style:style style:name="T188" style:parent-style-name="Основнойшрифтабзаца" style:family="text">
      <style:text-properties style:font-name="Times New Roman" style:font-name-complex="Times New Roman" style:font-size-complex="14pt"/>
    </style:style>
    <style:style style:name="T189" style:parent-style-name="Гиперссылка" style:family="text">
      <style:text-properties style:font-name="Times New Roman" style:font-name-complex="Times New Roman" fo:color="#000000" style:font-size-complex="14pt" style:text-underline-type="none"/>
    </style:style>
    <style:style style:name="T190" style:parent-style-name="Гиперссылка" style:family="text">
      <style:text-properties style:font-name="Times New Roman" style:font-name-complex="Times New Roman" fo:color="#000000" style:font-size-complex="14pt" style:text-underline-type="none"/>
    </style:style>
    <style:style style:name="T191" style:parent-style-name="Основнойшрифтабзаца" style:family="text">
      <style:text-properties style:font-name="Times New Roman" style:font-name-complex="Times New Roman" style:font-size-complex="14pt"/>
    </style:style>
    <style:style style:name="T192" style:parent-style-name="Основнойшрифтабзаца" style:family="text">
      <style:text-properties style:font-name="Times New Roman" style:font-name-complex="Times New Roman" style:font-size-complex="14pt"/>
    </style:style>
    <style:style style:name="T193" style:parent-style-name="Основнойшрифтабзаца" style:family="text">
      <style:text-properties style:font-name="Times New Roman" style:font-name-complex="Times New Roman" style:font-size-complex="14pt"/>
    </style:style>
    <style:style style:name="P194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style:font-size-complex="14pt"/>
    </style:style>
    <style:style style:name="P195" style:parent-style-name="Обычный" style:family="paragraph">
      <style:paragraph-properties fo:widows="2" fo:orphans="2" fo:text-align="justify" fo:line-height="145%" fo:text-indent="0.4722in"/>
    </style:style>
    <style:style style:name="T196" style:parent-style-name="Основнойшрифтабзаца" style:family="text">
      <style:text-properties style:font-name="Times New Roman" style:font-name-complex="Times New Roman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198" style:parent-style-name="Обычный" style:family="paragraph">
      <style:paragraph-properties fo:widows="2" fo:orphans="2" fo:text-align="justify" fo:line-height="145%" fo:text-indent="0.4722in"/>
    </style:style>
    <style:style style:name="T199" style:parent-style-name="Основнойшрифтабзаца" style:family="text">
      <style:text-properties style:font-name="Times New Roman" style:font-name-complex="Times New Roman" style:font-size-complex="14pt"/>
    </style:style>
    <style:style style:name="T200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01" style:parent-style-name="Основнойшрифтабзаца" style:family="text">
      <style:text-properties style:font-name="Times New Roman" style:font-name-complex="Times New Roman" style:font-size-complex="14pt"/>
    </style:style>
    <style:style style:name="T202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03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204" style:parent-style-name="Обычный" style:family="paragraph">
      <style:paragraph-properties fo:widows="2" fo:orphans="2" fo:text-align="justify" fo:line-height="145%" fo:text-indent="0.4722in"/>
    </style:style>
    <style:style style:name="T205" style:parent-style-name="Основнойшрифтабзаца" style:family="text">
      <style:text-properties style:font-name="Times New Roman" style:font-name-complex="Times New Roman" style:font-size-complex="14pt"/>
    </style:style>
    <style:style style:name="T206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207" style:parent-style-name="Обычный" style:family="paragraph">
      <style:paragraph-properties fo:widows="2" fo:orphans="2" fo:text-align="justify" fo:line-height="145%" fo:text-indent="0.4722in"/>
    </style:style>
    <style:style style:name="T208" style:parent-style-name="Основнойшрифтабзаца" style:family="text">
      <style:text-properties style:font-name="Times New Roman" style:font-name-complex="Times New Roman" style:font-size-complex="14pt"/>
    </style:style>
    <style:style style:name="T209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10" style:parent-style-name="Основнойшрифтабзаца" style:family="text">
      <style:text-properties style:font-name="Times New Roman" style:font-name-complex="Times New Roman" style:font-size-complex="14pt"/>
    </style:style>
    <style:style style:name="T211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12" style:parent-style-name="Основнойшрифтабзаца" style:family="text">
      <style:text-properties style:font-name="Times New Roman" style:font-name-complex="Times New Roman" style:font-size-complex="14pt"/>
    </style:style>
    <style:style style:name="T213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14" style:parent-style-name="Основнойшрифтабзаца" style:family="text">
      <style:text-properties style:font-name="Times New Roman" style:font-name-complex="Times New Roman" style:font-size-complex="14pt"/>
    </style:style>
    <style:style style:name="T215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16" style:parent-style-name="Основнойшрифтабзаца" style:family="text">
      <style:text-properties style:font-name="Times New Roman" style:font-name-complex="Times New Roman" style:font-size-complex="14pt"/>
    </style:style>
    <style:style style:name="T217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18" style:parent-style-name="Основнойшрифтабзаца" style:family="text">
      <style:text-properties style:font-name="Times New Roman" style:font-name-complex="Times New Roman" style:font-size-complex="14pt"/>
    </style:style>
    <style:style style:name="T219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20" style:parent-style-name="Основнойшрифтабзаца" style:family="text">
      <style:text-properties style:font-name="Times New Roman" style:font-name-complex="Times New Roman" style:font-size-complex="14pt"/>
    </style:style>
    <style:style style:name="T221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22" style:parent-style-name="Основнойшрифтабзаца" style:family="text">
      <style:text-properties style:font-name="Times New Roman" style:font-name-complex="Times New Roman" style:font-size-complex="14pt"/>
    </style:style>
    <style:style style:name="T223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24" style:parent-style-name="Основнойшрифтабзаца" style:family="text">
      <style:text-properties style:font-name="Times New Roman" style:font-name-complex="Times New Roman" style:font-size-complex="14pt"/>
    </style:style>
    <style:style style:name="T225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226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style:font-size-complex="14pt"/>
    </style:style>
    <style:style style:name="P227" style:parent-style-name="Обычный" style:family="paragraph">
      <style:paragraph-properties fo:widows="2" fo:orphans="2" fo:text-align="justify" fo:line-height="145%" fo:text-indent="0.4722in"/>
    </style:style>
    <style:style style:name="T228" style:parent-style-name="Основнойшрифтабзаца" style:family="text">
      <style:text-properties style:font-name="Times New Roman" style:font-name-complex="Times New Roman" style:font-size-complex="14pt"/>
    </style:style>
    <style:style style:name="T229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30" style:parent-style-name="Основнойшрифтабзаца" style:family="text">
      <style:text-properties style:font-name="Times New Roman" style:font-name-complex="Times New Roman" style:font-size-complex="14pt"/>
    </style:style>
    <style:style style:name="T231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32" style:parent-style-name="Основнойшрифтабзаца" style:family="text">
      <style:text-properties style:font-name="Times New Roman" style:font-name-complex="Times New Roman" style:font-size-complex="14pt"/>
    </style:style>
    <style:style style:name="T233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34" style:parent-style-name="Основнойшрифтабзаца" style:family="text">
      <style:text-properties style:font-name="Times New Roman" style:font-name-complex="Times New Roman" style:font-size-complex="14pt"/>
    </style:style>
    <style:style style:name="T235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236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style:font-size-complex="14pt"/>
    </style:style>
    <style:style style:name="P237" style:parent-style-name="Обычный" style:family="paragraph">
      <style:paragraph-properties fo:widows="2" fo:orphans="2" fo:text-align="justify" fo:line-height="145%" fo:text-indent="0.4722in"/>
    </style:style>
    <style:style style:name="T238" style:parent-style-name="Основнойшрифтабзаца" style:family="text">
      <style:text-properties style:font-name="Times New Roman" style:font-name-complex="Times New Roman" style:font-size-complex="14pt"/>
    </style:style>
    <style:style style:name="T239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40" style:parent-style-name="Основнойшрифтабзаца" style:family="text">
      <style:text-properties style:font-name="Times New Roman" style:font-name-complex="Times New Roman" style:font-size-complex="14pt"/>
    </style:style>
    <style:style style:name="T241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42" style:parent-style-name="Основнойшрифтабзаца" style:family="text">
      <style:text-properties style:font-name="Times New Roman" style:font-name-complex="Times New Roman" style:font-size-complex="14pt"/>
    </style:style>
    <style:style style:name="T243" style:parent-style-name="Основнойшрифтабзаца" style:family="text">
      <style:text-properties style:font-name="Times New Roman" style:font-name-complex="Times New Roman" style:font-size-complex="14pt"/>
    </style:style>
    <style:style style:name="T244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45" style:parent-style-name="Основнойшрифтабзаца" style:family="text">
      <style:text-properties style:font-name="Times New Roman" style:font-name-complex="Times New Roman" style:font-size-complex="14pt"/>
    </style:style>
    <style:style style:name="T246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47" style:parent-style-name="Основнойшрифтабзаца" style:family="text">
      <style:text-properties style:font-name="Times New Roman" style:font-name-complex="Times New Roman" style:font-size-complex="14pt"/>
    </style:style>
    <style:style style:name="T248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49" style:parent-style-name="Основнойшрифтабзаца" style:family="text">
      <style:text-properties style:font-name="Times New Roman" style:font-name-complex="Times New Roman" style:font-size-complex="14pt"/>
    </style:style>
    <style:style style:name="T250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51" style:parent-style-name="Основнойшрифтабзаца" style:family="text">
      <style:text-properties style:font-name="Times New Roman" style:font-name-complex="Times New Roman" style:font-size-complex="14pt"/>
    </style:style>
    <style:style style:name="T252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53" style:parent-style-name="Основнойшрифтабзаца" style:family="text">
      <style:text-properties style:font-name="Times New Roman" style:font-name-complex="Times New Roman" style:font-size-complex="14pt"/>
    </style:style>
    <style:style style:name="T254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55" style:parent-style-name="Основнойшрифтабзаца" style:family="text">
      <style:text-properties style:font-name="Times New Roman" style:font-name-complex="Times New Roman" style:font-size-complex="14pt"/>
    </style:style>
    <style:style style:name="P256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257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style:font-size-complex="14pt"/>
    </style:style>
    <style:style style:name="P258" style:parent-style-name="Обычный" style:family="paragraph">
      <style:paragraph-properties fo:widows="2" fo:orphans="2" fo:text-align="justify" fo:line-height="145%" fo:text-indent="0.4722in"/>
    </style:style>
    <style:style style:name="T25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6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6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6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6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6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6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6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6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6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6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7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7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7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7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7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7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276" style:parent-style-name="Заголовок2" style:family="paragraph">
      <style:paragraph-properties fo:line-height="150%"/>
    </style:style>
    <style:style style:name="T277" style:parent-style-name="Основнойшрифтабзаца" style:family="text">
      <style:text-properties style:font-name="Times New Roman" style:font-name-complex="Times New Roman" style:font-size-complex="14pt"/>
    </style:style>
    <style:style style:name="P278" style:parent-style-name="Обычный" style:family="paragraph">
      <style:paragraph-properties fo:widows="2" fo:orphans="2" fo:text-align="justify" fo:line-height="150%" fo:text-indent="0.4722in"/>
    </style:style>
    <style:style style:name="T279" style:parent-style-name="Основнойшрифтабзаца" style:family="text">
      <style:text-properties style:font-name="Times New Roman" style:font-name-complex="Times New Roman" style:font-size-complex="14pt"/>
    </style:style>
    <style:style style:name="T280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81" style:parent-style-name="Основнойшрифтабзаца" style:family="text">
      <style:text-properties style:font-name="Times New Roman" style:font-name-complex="Times New Roman" style:font-size-complex="14pt"/>
    </style:style>
    <style:style style:name="T282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83" style:parent-style-name="Основнойшрифтабзаца" style:family="text">
      <style:text-properties style:font-name="Times New Roman" style:font-name-complex="Times New Roman" style:font-size-complex="14pt"/>
    </style:style>
    <style:style style:name="P28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28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28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287" style:parent-style-name="Обычный" style:family="paragraph">
      <style:paragraph-properties fo:widows="2" fo:orphans="2" fo:text-align="justify" fo:line-height="150%" fo:text-indent="0.4722in"/>
    </style:style>
    <style:style style:name="T288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89" style:parent-style-name="Основнойшрифтабзаца" style:family="text">
      <style:text-properties style:font-name="Times New Roman" style:font-name-complex="Times New Roman" style:font-size-complex="14pt"/>
    </style:style>
    <style:style style:name="T290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91" style:parent-style-name="Основнойшрифтабзаца" style:family="text">
      <style:text-properties style:font-name="Times New Roman" style:font-name-complex="Times New Roman" style:font-size-complex="14pt"/>
    </style:style>
    <style:style style:name="T292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93" style:parent-style-name="Основнойшрифтабзаца" style:family="text">
      <style:text-properties style:font-name="Times New Roman" style:font-name-complex="Times New Roman" style:font-size-complex="14pt"/>
    </style:style>
    <style:style style:name="T294" style:parent-style-name="Основнойшрифтабзаца" style:family="text">
      <style:text-properties style:font-name="Times New Roman" style:font-name-complex="Times New Roman" style:font-size-complex="14pt"/>
    </style:style>
    <style:style style:name="T295" style:parent-style-name="Основнойшрифтабзаца" style:family="text">
      <style:text-properties style:font-name="Times New Roman" style:font-name-complex="Times New Roman" style:font-size-complex="14pt"/>
    </style:style>
    <style:style style:name="T296" style:parent-style-name="Основнойшрифтабзаца" style:family="text">
      <style:text-properties style:font-name="Times New Roman" style:font-name-complex="Times New Roman" style:font-size-complex="14pt"/>
    </style:style>
    <style:style style:name="P297" style:parent-style-name="Обычный" style:family="paragraph">
      <style:paragraph-properties fo:widows="2" fo:orphans="2" fo:text-align="justify" fo:line-height="150%" fo:text-indent="0.4722in"/>
    </style:style>
    <style:style style:name="T298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99" style:parent-style-name="Основнойшрифтабзаца" style:family="text">
      <style:text-properties style:font-name="Times New Roman" style:font-name-complex="Times New Roman" style:font-size-complex="14pt"/>
    </style:style>
    <style:style style:name="T300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301" style:parent-style-name="Основнойшрифтабзаца" style:family="text">
      <style:text-properties style:font-name="Times New Roman" style:font-name-complex="Times New Roman" style:font-size-complex="14pt"/>
    </style:style>
    <style:style style:name="T302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303" style:parent-style-name="Основнойшрифтабзаца" style:family="text">
      <style:text-properties style:font-name="Times New Roman" style:font-name-complex="Times New Roman" style:font-size-complex="14pt"/>
    </style:style>
    <style:style style:name="T304" style:parent-style-name="Основнойшрифтабзаца" style:family="text">
      <style:text-properties style:font-name="Times New Roman" style:font-name-complex="Times New Roman" style:font-size-complex="14pt"/>
    </style:style>
    <style:style style:name="P30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306" style:parent-style-name="Обычный" style:family="paragraph">
      <style:paragraph-properties fo:widows="2" fo:orphans="2" fo:text-align="justify" fo:line-height="150%" fo:text-indent="0.4722in"/>
    </style:style>
    <style:style style:name="T307" style:parent-style-name="Основнойшрифтабзаца" style:family="text">
      <style:text-properties style:font-name="Times New Roman" style:font-name-complex="Times New Roman" style:font-size-complex="14pt"/>
    </style:style>
    <style:style style:name="T308" style:parent-style-name="Основнойшрифтабзаца" style:family="text">
      <style:text-properties style:font-name="Times New Roman" style:font-name-complex="Times New Roman" style:font-size-complex="14pt"/>
    </style:style>
  </office:automatic-styles>
  <office:body>
    <office:text text:use-soft-page-breaks="true">
      <text:p text:style-name="P1">ФЕДЕРАЛЬНАЯ СЛУЖБА ПО ТЕХНИЧЕСКОМУ<text:line-break/>И ЭКСПОРТНОМУ КОНТРОЛЮ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Рекомендации по настройке механизмов безопасности</text:span><text:span text:style-name="T17"><text:line-break/></text:span><text:span text:style-name="T18">почтового сервера<text:s/></text:span><text:a xlink:href="#__RefHeading___Toc11882_3487535633" office:target-frame-name="_top" xlink:show="replace"><text:span text:style-name="T19">Microsoft Exchange Server</text:span></text:a><text:span text:style-name="T20"><text:s/>от атак, связанных</text:span><text:span text:style-name="T21"><text:line-break/></text:span><text:span text:style-name="T22">с подменой отправителя (спуфинг-атак)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2025</text:p>
      <text:p text:style-name="P45"/>
      <text:p text:style-name="P46"/>
      <text:p text:style-name="P47"/>
      <text:h text:style-name="P48" text:outline-level="2"><text:bookmark-start text:name="__RefHeading___Toc11884_3487535633"/><text:bookmark-end text:name="__RefHeading___Toc11884_3487535633"/>1. Настройка механизма SPF</text:h>
      <text:p text:style-name="P49">1.1 Настройка проверки SPF-записи в Microsoft Exchange<text:s/>Server требует дополнительной настройки, так как локальный Exchange Server<text:line-break/>не поддерживает проверку SPF-записи. Для реализации проверки SPF рекомендуется использовать один из подходов: настройку «Transport Rules» (Exchange Mail Flow Rules) или использование сторонних агентов (например, Exchange Antispam Agents, SpamAssassin, PFSense).</text:p>
      <text:p text:style-name="P50">1.2 Настройка проверки SPF с помощью «Transport Rules» в Exchange Server</text:p>
      <text:p text:style-name="P51">Для настройки проверки SPF-записи необходимо:<text:s/></text:p>
      <text:p text:style-name="P52"><text:span text:style-name="T53">открыть</text:span><text:span text:style-name="T54"><text:s/>Exchange Admin Center (EAC)<text:s/></text:span><text:span text:style-name="T55">в</text:span><text:span text:style-name="T56"><text:s/></text:span><text:span text:style-name="T57">браузере</text:span><text:span text:style-name="T58"><text:s/>(</text:span><text:span text:style-name="T59">для</text:span><text:span text:style-name="T60"><text:s/></text:span><text:span text:style-name="T61">Exchange 2016/2019: https://your-exchange-server/ecp,<text:s/></text:span><text:span text:style-name="T62">для</text:span><text:span text:style-name="T63"><text:s/>Exchange 2013: https://your-exchange-server/ecp);</text:span></text:p>
      <text:p text:style-name="P64">авторизоваться под учетной записью администратора Exchange;</text:p>
      <text:p text:style-name="P65">перейти в раздел «Mail Flow», далее в «Rules»;</text:p>
      <text:p text:style-name="P66">осуществить создание нового правила путем<text:s/>нажатия на «+» (Создать правило / Create a new rule);</text:p>
      <text:p text:style-name="P67">в поле «Name» (Имя) указать SPF Check;</text:p>
      <text:p text:style-name="P68"><text:span text:style-name="T69">в</text:span><text:span text:style-name="T70"><text:s/></text:span><text:span text:style-name="T71">разделе</text:span><text:span text:style-name="T72"><text:s/>«Apply this rule if...»<text:s/></text:span><text:span text:style-name="T73">(Применять правило, если...) выбрать</text:span><text:span text:style-name="T74"><text:line-break/></text:span><text:span text:style-name="T75">«A message header...» (Заголовок сообщения) далее выбрать «includes any</text:span><text:span text:style-name="T76"><text:line-break/></text:span><text:span text:style-name="T77">of these words» (со</text:span><text:span text:style-name="T78">держит слова);</text:span></text:p>
      <text:p text:style-name="P79">в поле «Enter text» (Введите текст) указать:</text:p>
      <text:p text:style-name="P80">Header name: Received-SPF</text:p>
      <text:p text:style-name="P81"><text:span text:style-name="T82">Header includes: Fail</text:span><text:span text:style-name="T83">;</text:span></text:p>
      <text:p text:style-name="P84"><text:span text:style-name="T85">определить действия для указанного правила в разделе «</text:span><text:span text:style-name="T86">Do</text:span><text:span text:style-name="T87"><text:s/></text:span><text:span text:style-name="T88">the</text:span><text:span text:style-name="T89"><text:s/></text:span><text:span text:style-name="T90">following</text:span><text:span text:style-name="T91">...» (Действие) для этого необходимо выбрать одно из следующих<text:s/></text:span><text:span text:style-name="T92">действий:</text:span></text:p>
      <text:p text:style-name="P93"><text:span text:style-name="T94">отклонить сообщение - «Reject the message with the explanation» (Отклонить сообщение с объяснением) и ввести текст, например: «SPF check failed.<text:s/></text:span><text:span text:style-name="T95">Unauthorized sender.»;</text:span></text:p>
      <text:p text:style-name="P96"><text:span text:style-name="T97">пометить</text:span><text:span text:style-name="T98"><text:s/></text:span><text:span text:style-name="T99">сообщение</text:span><text:span text:style-name="T100"><text:s/></text:span><text:span text:style-name="T101">в</text:span><text:span text:style-name="T102"><text:s/></text:span><text:span text:style-name="T103">теме</text:span><text:span text:style-name="T104"><text:s/>- «Prepend the subject with…»<text:s/></text:span><text:span text:style-name="T105">(Добавить</text:span><text:span text:style-name="T106"><text:line-break/></text:span><text:span text:style-name="T107">в начало тем</text:span><text:span text:style-name="T108">ы) и ввести текст: «[SPF FAIL]»;</text:span></text:p>
      <text:soft-page-break/>
      <text:p text:style-name="P109">переместить в папку спама - «Set the message header to this value» (Установить заголовок сообщения) и указать «X-Spam-Flag» далее - «YES»;</text:p>
      <text:p text:style-name="P110">сохранить изменения нажатием «Save» (Сохранить).</text:p>
      <text:p text:style-name="P111">1.3 Для проверки корректности настройки проверки SPF необходимо:</text:p>
      <text:p text:style-name="P112">отправить тестовое письмо с домена, не имеющего корректной<text:line-break/>SPF-записи;</text:p>
      <text:p text:style-name="P113">открыть письмо в Outlook и посмотреть заголовки;</text:p>
      <text:p text:style-name="P114"><text:span text:style-name="T115">в случае, если правило сработало, то в заголовках будет строка<text:s/></text:span><text:span text:style-name="T116">Received</text:span><text:span text:style-name="T117">-</text:span><text:span text:style-name="T118">SPF</text:span><text:span text:style-name="T119">:<text:s/></text:span><text:span text:style-name="T120">Fail</text:span><text:span text:style-name="T121"><text:s/>(</text:span><text:span text:style-name="T122">domain</text:span><text:span text:style-name="T123">.</text:span><text:span text:style-name="T124">com</text:span><text:span text:style-name="T125">:<text:s/></text:span><text:span text:style-name="T126">unauthorize</text:span><text:span text:style-name="T127">d</text:span><text:span text:style-name="T128"><text:s/></text:span><text:span text:style-name="T129">sender</text:span><text:span text:style-name="T130">)</text:span><text:span text:style-name="T131">;</text:span></text:p>
      <text:p text:style-name="P132">в случае, если выбрана опция Reject, письмо не дойдет;</text:p>
      <text:p text:style-name="P133">в случае, если выбрана опция Prepend subject, письмо будет с пометкой [SPF FAIL].</text:p>
      <text:p text:style-name="P134"><text:span text:style-name="T135">1.4 </text:span><text:span text:style-name="T136">Настройка</text:span><text:span text:style-name="T137"><text:s/></text:span><text:span text:style-name="T138">проверки</text:span><text:span text:style-name="T139"><text:s/>SPF<text:s/></text:span><text:span text:style-name="T140">через</text:span><text:span text:style-name="T141"><text:s/>Antispam Agent (Exchange Edge Transport).</text:span></text:p>
      <text:p text:style-name="P142">1.5 В случае, если ваш Exchange Server выполняет роль Edge Transport,<text:line-break/>то рекомендуется включить встроенные Antispam Agents. Для этого необходимо:</text:p>
      <text:p text:style-name="P143">открыть командную оболочку языка сценариев PowerShell и выполнить команду:</text:p>
      <text:p text:style-name="P144">&amp;<text:s/>$env:ExchangeInstallPath\Scripts\Install-AntispamAgents.ps1;</text:p>
      <text:p text:style-name="P145"><text:span text:style-name="T146">перезапустить</text:span><text:span text:style-name="T147"><text:s/>Exchange Transport Service<text:s/></text:span><text:span text:style-name="T148">командой</text:span><text:span text:style-name="T149"><text:s/></text:span><text:span text:style-name="T150">Restart-Service MSExchangeTransport</text:span><text:span text:style-name="T151">.</text:span></text:p>
      <text:p text:style-name="P152">1.6 Для настройка параметров проверки SPF-записи необходимо:</text:p>
      <text:p text:style-name="P153"><text:span text:style-name="T154">включить</text:span><text:span text:style-name="T155"><text:s/></text:span><text:span text:style-name="T156">проверку</text:span><text:span text:style-name="T157"><text:s/>SPF<text:s/></text:span><text:span text:style-name="T158">командой</text:span><text:span text:style-name="T159"><text:s/></text:span><text:span text:style-name="T160">Set-SenderIDConfig -Enabled $true</text:span><text:span text:style-name="T161">;</text:span></text:p>
      <text:p text:style-name="P162">указать одно из действий при ошибке проверки SPF:</text:p>
      <text:p text:style-name="P163"><text:span text:style-name="T164">Для</text:span><text:span text:style-name="T165"><text:s/>Reject (</text:span><text:span text:style-name="T166">отклонить</text:span><text:span text:style-name="T167">)<text:s/></text:span><text:span text:style-name="T168">Set-SenderIDConfig -SpoofedDomainAction Reject</text:span><text:span text:style-name="T169">;</text:span></text:p>
      <text:p text:style-name="P170"><text:span text:style-name="T171">Для</text:span><text:span text:style-name="T172"><text:s/></text:span><text:span text:style-name="T173">пометки</text:span><text:span text:style-name="T174"><text:s/></text:span><text:span text:style-name="T175">заголовка</text:span><text:span text:style-name="T176"><text:s/></text:span><text:span text:style-name="T177">Set-SenderIDConfig -SpoofedDomainAction StampStatus</text:span><text:span text:style-name="T178">.</text:span></text:p>
      <text:p text:style-name="P179">1.7 Для проверки корректности настройки проверки SPF необходимо:</text:p>
      <text:p text:style-name="P180">отправить тестовое письмо с домена, не имеющего корректной<text:line-break/>SPF-записи;</text:p>
      <text:p text:style-name="P181">проверить заголовки Received-SPF в Outlook (аналогично пункту 5.3).</text:p>
      <text:p text:style-name="P182"/>
      <text:h text:style-name="P183" text:outline-level="2"><text:bookmark-start text:name="__RefHeading___Toc12404_3487535633"/><text:bookmark-end text:name="__RefHeading___Toc12404_3487535633"/><text:soft-page-break/>2. Настройка механизма DKIM</text:h>
      <text:p text:style-name="P184">2.1 Exchange Server (локальный, 2016/2019) требует установки стороннего DKIM-агента.</text:p>
      <text:p text:style-name="P185">2.2 Рекомендуется использовать «Exchange DKIM Signer» - бесплатный open-source модуль для подписывания писем.</text:p>
      <text:p text:style-name="P186">Установка DKIM-агента осуществляется следующим образом:</text:p>
      <text:p text:style-name="P187"><text:span text:style-name="T188">2.3 Необходимо загрузить «Exchange DKIM Signer» (</text:span><text:span text:style-name="T189">http</text:span><text:span text:style-name="T190">s://github.com/Pro/dkim-exchange</text:span><text:span text:style-name="T191">), распаковать скачанный архив</text:span><text:span text:style-name="T192"><text:line-break/></text:span><text:span text:style-name="T193">и запустить ExchangeDkimSigner.Setup.exe, следовать инструкциям мастера установки.</text:span></text:p>
      <text:p text:style-name="P194">2.4 Для генерации DKIM-ключей необходимо:</text:p>
      <text:p text:style-name="P195"><text:span text:style-name="T196">открыть</text:span><text:span text:style-name="T197"><text:s/>«Exchange DKIM Signer Config Tool»;</text:span></text:p>
      <text:p text:style-name="P198"><text:span text:style-name="T199">перейти</text:span><text:span text:style-name="T200"><text:s/></text:span><text:span text:style-name="T201">в</text:span><text:span text:style-name="T202"><text:s/></text:span><text:span text:style-name="T203">C:\Program Files\Exchange DkimSigner;</text:span></text:p>
      <text:p text:style-name="P204"><text:span text:style-name="T205">запустить</text:span><text:span text:style-name="T206"><text:s/>«Configuration.DkimSigner.exe»;</text:span></text:p>
      <text:p text:style-name="P207"><text:span text:style-name="T208">добавить</text:span><text:span text:style-name="T209"><text:s/></text:span><text:span text:style-name="T210">домен</text:span><text:span text:style-name="T211"><text:s/></text:span><text:span text:style-name="T212">путем</text:span><text:span text:style-name="T213"><text:s/></text:span><text:span text:style-name="T214">нажатия</text:span><text:span text:style-name="T215"><text:s/>«Add domain»<text:s/></text:span><text:span text:style-name="T216">и</text:span><text:span text:style-name="T217"><text:s/></text:span><text:span text:style-name="T218">ввести</text:span><text:span text:style-name="T219"><text:s/></text:span><text:span text:style-name="T220">имя</text:span><text:span text:style-name="T221"><text:s/></text:span><text:span text:style-name="T222">вашего</text:span><text:span text:style-name="T223"><text:s/></text:span><text:span text:style-name="T224">домена</text:span><text:span text:style-name="T225"><text:s/>(example.ru);</text:span></text:p>
      <text:p text:style-name="P226">сгенерировать приватный ключ путем нажатия «Generate new key» (рекомендуется выбирать 2048-bit);</text:p>
      <text:p text:style-name="P227"><text:span text:style-name="T228">сохранить</text:span><text:span text:style-name="T229"><text:s/></text:span><text:span text:style-name="T230">приватный</text:span><text:span text:style-name="T231"><text:s/></text:span><text:span text:style-name="T232">ключ</text:span><text:span text:style-name="T233"><text:s/></text:span><text:span text:style-name="T234">в</text:span><text:span text:style-name="T235"><text:s/>C:\Program Files\Exchange DkimSigner\Keys\example.com.pem;</text:span></text:p>
      <text:p text:style-name="P236">скопировать публичный ключ в разделе «Public Key DNS Record»<text:line-break/>для добавления его значения в DNS -запись (смотреть пункт 2.3).</text:p>
      <text:p text:style-name="P237"><text:span text:style-name="T238">2.5 Для включения DKIM в<text:s/></text:span><text:span text:style-name="T239">Exchange</text:span><text:span text:style-name="T240"><text:s/></text:span><text:span text:style-name="T241">Server</text:span><text:span text:style-name="T242"><text:s/></text:span><text:span text:style-name="T243">необходимо в разделе «</text:span><text:span text:style-name="T244">DKIM</text:span><text:span text:style-name="T245"><text:s/></text:span><text:span text:style-name="T246">Signer</text:span><text:span text:style-name="T247"><text:s/></text:span><text:span text:style-name="T248">Config</text:span><text:span text:style-name="T249"><text:s/></text:span><text:span text:style-name="T250">Tool</text:span><text:span text:style-name="T251">» выбрать «</text:span><text:span text:style-name="T252">Enable</text:span><text:span text:style-name="T253"><text:s/></text:span><text:span text:style-name="T254">DKIM</text:span><text:span text:style-name="T255">». После этого необходимо перезапустить службу Exchange Transport командой:</text:span></text:p>
      <text:p text:style-name="P256">Restart-Service MSExchangeTransport</text:p>
      <text:p text:style-name="P257">2.6 Для проверки корректности настройки DKIM необходимо отправить<text:s/>тестовое письмо с использованием почтового сервера и проверить заголовки сообщения (Message Headers). Работоспособность DKIM подтверждается в случае нахождения в них строки:</text:p>
      <text:p text:style-name="P258"><text:span text:style-name="T259">DKIM</text:span><text:span text:style-name="T260">-</text:span><text:span text:style-name="T261">Signature</text:span><text:span text:style-name="T262">:<text:s/></text:span><text:span text:style-name="T263">v</text:span><text:span text:style-name="T264">=1;<text:s/></text:span><text:span text:style-name="T265">a</text:span><text:span text:style-name="T266">=</text:span><text:span text:style-name="T267">rsa</text:span><text:span text:style-name="T268">-</text:span><text:span text:style-name="T269">sha</text:span><text:span text:style-name="T270">256;<text:s/></text:span><text:span text:style-name="T271">d</text:span><text:span text:style-name="T272">=</text:span><text:span text:style-name="T273">example</text:span><text:span text:style-name="T274">.</text:span><text:span text:style-name="T275">ru</text:span></text:p>
      <text:h text:style-name="P276" text:outline-level="2"><text:bookmark-start text:name="__RefHeading___Toc12406_3487535633"/><text:bookmark-end text:name="__RefHeading___Toc12406_3487535633"/><text:soft-page-break/><text:span text:style-name="T277">3. Настройка механизма DMARC</text:span></text:h>
      <text:p text:style-name="P278"><text:span text:style-name="T279">3.1 Перед настройкой DMARC в<text:s/></text:span><text:span text:style-name="T280">Exchange</text:span><text:span text:style-name="T281"><text:s/></text:span><text:span text:style-name="T282">Server</text:span><text:span text:style-name="T283"><text:s/>необходимо убедиться, что SPF, DKIM и DMARC записи размещены в DNS (разделы 1-3).</text:span></text:p>
      <text:p text:style-name="P284">3.2 Для настройки проверки DMARC необходимо авторизоваться<text:line-break/>в консоли администратора Exchange и открыть раздел «Mail Flow» (Поток<text:s/>почты).</text:p>
      <text:p text:style-name="P285">3.3 Перейти в раздел «Rules» (Правила) и создать новое правило.</text:p>
      <text:p text:style-name="P286">3.4 Ввести имя правила, например, «DMARC Verification» (Проверка DMARC).</text:p>
      <text:p text:style-name="P287"><text:span text:style-name="T288">3.5 </text:span><text:span text:style-name="T289">В</text:span><text:span text:style-name="T290"><text:s/></text:span><text:span text:style-name="T291">разделе</text:span><text:span text:style-name="T292"><text:s/>«Apply this rule if...»<text:s/></text:span><text:span text:style-name="T293">(Применить это правило, если...) необходимо выбрать условие «The sender i</text:span><text:span text:style-name="T294">s located...» (Отправитель находится…)</text:span><text:span text:style-name="T295"><text:line-break/></text:span><text:span text:style-name="T296">и выбрать ваш домен.</text:span></text:p>
      <text:p text:style-name="P297"><text:span text:style-name="T298">3.6 </text:span><text:span text:style-name="T299">В</text:span><text:span text:style-name="T300"><text:s/></text:span><text:span text:style-name="T301">разделе</text:span><text:span text:style-name="T302"><text:s/>«Do the following...»<text:s/></text:span><text:span text:style-name="T303">(Выполнить следующее...) необходимо выбрать действие «Prepend the subject of the message with text...» (Добавить в начало темы сообщения текст...) и ввести «DMA</text:span><text:span text:style-name="T304">RC Failed» (DMARC не пройден:).</text:span></text:p>
      <text:p text:style-name="P305">3.7 После необходимо выбрать «More options» (Дополнительные параметры)<text:line-break/>и установить флажок «Stop processing more rules» (Остановить обработку других правил).</text:p>
      <text:p text:style-name="P306"><text:span text:style-name="T307">5.21 Для применения правил необходимо нажать на кнопку сохранения<text:s/></text:span><text:span text:style-name="T308">«Save» (Сохранить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roman"/>
    <style:font-face style:name="Lohit Devanagari" svg:font-family="Lohit Devanagari" style:font-family-generic="roman"/>
    <style:font-face style:name="PT Astra Serif" svg:font-family="PT Astra Serif" style:font-family-generic="roman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Times New Rom愀渀" svg:font-family="Times New Rom愀渀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ru" style:country-complex="RU" style:text-combine="none" fo:hyphenate="true"/>
    </style:default-style>
    <style:style style:name="Заголовок1" style:display-name="Заголовок 1" style:family="paragraph" style:parent-style-name="Заголовок" style:next-style-name="Краснаястрока" style:default-outline-level="1">
      <style:paragraph-properties fo:margin-bottom="0in"/>
      <style:text-properties fo:hyphenate="false"/>
    </style:style>
    <style:style style:name="Заголовок2" style:display-name="Заголовок 2" style:family="paragraph" style:parent-style-name="Заголовок" style:next-style-name="Основнойтекст" style:default-outline-level="2">
      <style:paragraph-properties fo:margin-bottom="0in"/>
      <style:text-properties fo:hyphenate="false"/>
    </style:style>
    <style:style style:name="Заголовок3" style:display-name="Заголовок 3" style:family="paragraph" style:parent-style-name="Заголовок" style:next-style-name="Основнойтекст" style:default-outline-level="3">
      <style:paragraph-properties fo:margin-bottom="0in"/>
      <style:text-properties fo:hyphenate="false"/>
    </style:style>
    <style:style style:name="Заголовок4" style:display-name="Заголовок 4" style:family="paragraph" style:parent-style-name="Заголовок" style:next-style-name="Основнойтекст" style:default-outline-level="4">
      <style:paragraph-properties fo:margin-bottom="0in"/>
      <style:text-properties fo:hyphenate="false"/>
    </style:style>
    <style:style style:name="Заголовок5" style:display-name="Заголовок 5" style:family="paragraph" style:parent-style-name="Заголовок" style:next-style-name="Основнойтекст" style:default-outline-level="5">
      <style:paragraph-properties fo:margin-bottom="0in"/>
      <style:text-properties fo:hyphenate="false"/>
    </style:style>
    <style:style style:name="Заголовок6" style:display-name="Заголовок 6" style:family="paragraph" style:parent-style-name="Заголовок" style:next-style-name="Основнойтекст" style:default-outline-level="6">
      <style:text-properties fo:hyphenate="false"/>
    </style:style>
    <style:style style:name="Заголовок7" style:display-name="Заголовок 7" style:family="paragraph" style:parent-style-name="Заголовок" style:next-style-name="Основнойтекст" style:default-outline-level="7">
      <style:paragraph-properties fo:margin-bottom="0in"/>
      <style:text-properties fo:hyphenate="false"/>
    </style:style>
    <style:style style:name="Заголовок8" style:display-name="Заголовок 8" style:family="paragraph" style:parent-style-name="Заголовок" style:next-style-name="Основнойтекст" style:default-outline-level="8">
      <style:paragraph-properties fo:margin-bottom="0in"/>
      <style:text-properties fo:hyphenate="false"/>
    </style:style>
    <style:style style:name="Заголовок9" style:display-name="Заголовок 9" style:family="paragraph" style:parent-style-name="Заголовок" style:next-style-name="Основнойтекст" style:default-outline-level="9">
      <style:paragraph-properties fo:margin-bottom="0in"/>
      <style:text-properties fo:hyphenate="false"/>
    </style:style>
    <style:style style:name="Обычный" style:display-name="Обычный" style:family="paragraph">
      <style:paragraph-properties fo:widows="0" fo:orphans="0" fo:text-align="center"/>
      <style:text-properties style:font-name="PT Astra Serif" fo:font-size="14pt" style:font-size-asian="14pt" fo:hyphenate="false"/>
    </style:style>
    <style:style style:name="Основнойшрифтабзаца" style:display-name="Основной шрифт абзаца" style:family="text"/>
    <style:style style:name="Символнумерации" style:display-name="Символ нумерации" style:family="text"/>
    <style:style style:name="Маркеры" style:display-name="Маркеры" style:family="text">
      <style:text-properties style:font-name="OpenSymbol" style:font-name-asian="OpenSymbol" style:font-name-complex="OpenSymbol"/>
    </style:style>
    <style:style style:name="Символсноски" style:display-name="Символ сноски" style:family="text"/>
    <style:style style:name="Знаксноски" style:display-name="Знак сноски" style:family="text">
      <style:text-properties style:text-position="super 66.6%"/>
    </style:style>
    <style:style style:name="Номерстраницы" style:display-name="Номер страницы" style:family="text"/>
    <style:style style:name="Символыназвания" style:display-name="Символы названия" style:family="text"/>
    <style:style style:name="Буквица" style:display-name="Буквица" style:family="text"/>
    <style:style style:name="Гиперссылка" style:display-name="Гиперссылка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Заполнитель" style:display-name="Заполнитель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Ссылкауказателя" style:display-name="Ссылка указателя" style:family="text"/>
    <style:style style:name="Символконцевойсноски" style:display-name="Символ концевой сноски" style:family="text"/>
    <style:style style:name="Номерстроки" style:display-name="Номер строки" style:family="text"/>
    <style:style style:name="Основнойэлементуказателя" style:display-name="Основной элемент указателя" style:family="text">
      <style:text-properties fo:font-weight="bold" style:font-weight-asian="bold" style:font-weight-complex="bold"/>
    </style:style>
    <style:style style:name="Знакконцевойсноски" style:display-name="Знак концевой сноски" style:family="text">
      <style:text-properties style:text-position="super 66.6%"/>
    </style:style>
    <style:style style:name="Фуригана" style:display-name="Фуригана" style:family="text">
      <style:text-properties fo:font-size="6pt" style:font-size-asian="6pt" style:font-size-complex="6pt" style:text-underline-type="none" style:text-underline-color="font-color" style:text-emphasize="none"/>
    </style:style>
    <style:style style:name="Вертикальноенаправлениесимволов" style:display-name="Вертикальное направление символов" style:family="text">
      <style:text-properties style:text-combine="none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Цитата1" style:display-name="Цитата1" style:family="text">
      <style:text-properties fo:font-style="italic" style:font-style-asian="italic" style:font-style-complex="italic"/>
    </style:style>
    <style:style style:name="Строгий" style:display-name="Строгий" style:family="text">
      <style:text-properties fo:font-weight="bold" style:font-weight-asian="bold" style:font-weight-complex="bold"/>
    </style:style>
    <style:style style:name="Исходныйтекст" style:display-name="Исходный текст" style:family="text">
      <style:text-properties style:font-name="Liberation Mono" style:font-name-asian="Liberation Mono" style:font-name-complex="Liberation Mono"/>
    </style:style>
    <style:style style:name="Пример" style:display-name="Пример" style:family="text">
      <style:text-properties style:font-name="Liberation Mono" style:font-name-asian="Liberation Mono" style:font-name-complex="Liberation Mono"/>
    </style:style>
    <style:style style:name="Вводпользователя" style:display-name="Ввод пользователя" style:family="text">
      <style:text-properties style:font-name="Liberation Mono" style:font-name-asian="Liberation Mono" style:font-name-complex="Liberation Mono"/>
    </style:style>
    <style:style style:name="Переменная" style:display-name="Переменная" style:family="text">
      <style:text-properties fo:font-style="italic" style:font-style-asian="italic" style:font-style-complex="italic"/>
    </style:style>
    <style:style style:name="Определение" style:display-name="Определение" style:family="text"/>
    <style:style style:name="Непропорциональныйтекст" style:display-name="Непропорциональный текст" style:family="text">
      <style:text-properties style:font-name="Liberation Mono" style:font-name-asian="Liberation Mono" style:font-name-complex="Liberation Mono"/>
    </style:style>
    <style:style style:name="Заголовок" style:display-name="Заголовок" style:family="paragraph" style:parent-style-name="Обычный" style:next-style-name="Краснаястрока">
      <style:paragraph-properties fo:margin-bottom="0.118in"/>
      <style:text-properties fo:font-weight="bold" style:font-weight-asian="bold" fo:hyphenate="false"/>
    </style:style>
    <style:style style:name="Основнойтекст" style:display-name="Основной текст" style:family="paragraph" style:parent-style-name="Обычный">
      <style:paragraph-properties fo:text-align="justify"/>
      <style:text-properties fo:hyphenate="false"/>
    </style:style>
    <style:style style:name="Список" style:display-name="Список" style:family="paragraph" style:parent-style-name="Основнойтекст">
      <style:text-properties fo:hyphenate="false"/>
    </style:style>
    <style:style style:name="Названиеобъекта" style:display-name="Название объекта" style:family="paragraph" style:parent-style-name="Обычный">
      <style:text-properties fo:hyphenate="false"/>
    </style:style>
    <style:style style:name="Указатель" style:display-name="Указатель" style:family="paragraph" style:parent-style-name="Заголовок">
      <style:text-properties fo:hyphenate="false"/>
    </style:style>
    <style:style style:name="Блочнаяцитата" style:display-name="Блочная цитата" style:family="paragraph" style:parent-style-name="Обычный">
      <style:text-properties fo:hyphenate="false"/>
    </style:style>
    <style:style style:name="Подзаголовок" style:display-name="Подзаголовок" style:family="paragraph" style:parent-style-name="Обычный" style:next-style-name="Краснаястрока">
      <style:paragraph-properties fo:text-align="justify" fo:margin-left="0.4923in">
        <style:tab-stops/>
      </style:paragraph-properties>
      <style:text-properties fo:font-weight="bold" style:font-weight-asian="bold" fo:hyphenate="false"/>
    </style:style>
    <style:style style:name="Краснаястрока" style:display-name="Красная строка" style:family="paragraph" style:parent-style-name="Обычный">
      <style:paragraph-properties fo:text-align="justify" fo:text-indent="0.4923in"/>
      <style:text-properties fo:hyphenate="false"/>
    </style:style>
    <style:style style:name="Обратныйотступ" style:display-name="Обратный отступ" style:family="paragraph" style:parent-style-name="Основнойтекст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" style:display-name="Основной текст с отступом" style:family="paragraph" style:parent-style-name="Основнойтекст">
      <style:text-properties fo:hyphenate="false"/>
    </style:style>
    <style:style style:name="Приветствие" style:display-name="Приветствие" style:family="paragraph" style:parent-style-name="Обычный">
      <style:text-properties fo:hyphenate="false"/>
    </style:style>
    <style:style style:name="Подпись" style:display-name="Подпись" style:family="paragraph" style:parent-style-name="Обычный">
      <style:paragraph-properties fo:text-align="start">
        <style:tab-stops>
          <style:tab-stop style:type="right" style:position="22in"/>
        </style:tab-stops>
      </style:paragraph-properties>
      <style:text-properties fo:hyphenate="false"/>
    </style:style>
    <style:style style:name="Отступы" style:display-name="Отступы" style:family="paragraph" style:parent-style-name="Основнойтекст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сновнойтекст">
      <style:text-properties fo:hyphenate="false"/>
    </style:style>
    <style:style style:name="Заголовок10" style:display-name="Заголовок 10" style:family="paragraph" style:parent-style-name="Заголовок" style:next-style-name="Основнойтекст">
      <style:paragraph-properties fo:margin-bottom="0in"/>
      <style:text-properties fo:hyphenate="false"/>
    </style:style>
    <style:style style:name="Началонумерованногосписка1" style:display-name="Начало нумерованного списка 1" style:family="paragraph" style:parent-style-name="Список" style:next-style-name="Список3">
      <style:text-properties fo:hyphenate="false"/>
    </style:style>
    <style:style style:name="Список3" style:display-name="Список 3" style:family="paragraph" style:parent-style-name="Список" style:list-style-name="LFO2">
      <style:text-properties fo:hyphenate="false"/>
    </style:style>
    <style:style style:name="Конецнумерованногосписка1" style:display-name="Конец нумерованного списка 1" style:family="paragraph" style:parent-style-name="Список" style:next-style-name="Список3">
      <style:text-properties fo:hyphenate="false"/>
    </style:style>
    <style:style style:name="Продолжениенумерованногосписка1" style:display-name="Продолжение нумерованного списка 1" style:family="paragraph" style:parent-style-name="Список">
      <style:text-properties fo:hyphenate="false"/>
    </style:style>
    <style:style style:name="Началонумерованногосписка2" style:display-name="Начало нумерованного списка 2" style:family="paragraph" style:parent-style-name="Список" style:next-style-name="Нумерованныйсписок2">
      <style:text-properties fo:hyphenate="false"/>
    </style:style>
    <style:style style:name="Нумерованныйсписок2" style:display-name="Нумерованный список 2" style:family="paragraph" style:parent-style-name="Список">
      <style:text-properties fo:hyphenate="false"/>
    </style:style>
    <style:style style:name="Конецнумерованногосписка2" style:display-name="Конец нумерованного списка 2" style:family="paragraph" style:parent-style-name="Список" style:next-style-name="Нумерованныйсписок2">
      <style:text-properties fo:hyphenate="false"/>
    </style:style>
    <style:style style:name="Продолжениенумерованногосписка2" style:display-name="Продолжение нумерованного списка 2" style:family="paragraph" style:parent-style-name="Список">
      <style:text-properties fo:hyphenate="false"/>
    </style:style>
    <style:style style:name="Началонумерованногосписка3" style:display-name="Начало нумерованного списка 3" style:family="paragraph" style:parent-style-name="Список" style:next-style-name="Нумерованныйсписок3">
      <style:text-properties fo:hyphenate="false"/>
    </style:style>
    <style:style style:name="Нумерованныйсписок3" style:display-name="Нумерованный список 3" style:family="paragraph" style:parent-style-name="Список">
      <style:text-properties fo:hyphenate="false"/>
    </style:style>
    <style:style style:name="Конецнумерованногосписка3" style:display-name="Конец нумерованного списка 3" style:family="paragraph" style:parent-style-name="Список" style:next-style-name="Нумерованныйсписок3">
      <style:text-properties fo:hyphenate="false"/>
    </style:style>
    <style:style style:name="Продолжениенумерованногосписка3" style:display-name="Продолжение нумерованного списка 3" style:family="paragraph" style:parent-style-name="Список">
      <style:text-properties fo:hyphenate="false"/>
    </style:style>
    <style:style style:name="Началонумерованногосписка4" style:display-name="Начало нумерованного списка 4" style:family="paragraph" style:parent-style-name="Список" style:next-style-name="Нумерованныйсписок4">
      <style:text-properties fo:hyphenate="false"/>
    </style:style>
    <style:style style:name="Нумерованныйсписок4" style:display-name="Нумерованный список 4" style:family="paragraph" style:parent-style-name="Список">
      <style:text-properties fo:hyphenate="false"/>
    </style:style>
    <style:style style:name="Конецнумерованногосписка4" style:display-name="Конец нумерованного списка 4" style:family="paragraph" style:parent-style-name="Список" style:next-style-name="Нумерованныйсписок4">
      <style:text-properties fo:hyphenate="false"/>
    </style:style>
    <style:style style:name="Продолжениенумерованногосписка4" style:display-name="Продолжение нумерованного списка 4" style:family="paragraph" style:parent-style-name="Список">
      <style:text-properties fo:hyphenate="false"/>
    </style:style>
    <style:style style:name="Началонумерованногосписка5" style:display-name="Начало нумерованного списка 5" style:family="paragraph" style:parent-style-name="Список" style:next-style-name="Нумерованныйсписок5">
      <style:text-properties fo:hyphenate="false"/>
    </style:style>
    <style:style style:name="Нумерованныйсписок5" style:display-name="Нумерованный список 5" style:family="paragraph" style:parent-style-name="Список">
      <style:text-properties fo:hyphenate="false"/>
    </style:style>
    <style:style style:name="Конецнумерованногосписка5" style:display-name="Конец нумерованного списка 5" style:family="paragraph" style:parent-style-name="Список" style:next-style-name="Нумерованныйсписок5">
      <style:text-properties fo:hyphenate="false"/>
    </style:style>
    <style:style style:name="Продолжениенумерованногосписка5" style:display-name="Продолжение нумерованного списка 5" style:family="paragraph" style:parent-style-name="Список">
      <style:text-properties fo:hyphenate="false"/>
    </style:style>
    <style:style style:name="Список1начало" style:display-name="Список 1 начало" style:family="paragraph" style:parent-style-name="Список" style:next-style-name="Список2">
      <style:text-properties fo:hyphenate="false"/>
    </style:style>
    <style:style style:name="Список2" style:display-name="Список 2" style:family="paragraph" style:parent-style-name="Список" style:list-style-name="LFO3">
      <style:text-properties fo:hyphenate="false"/>
    </style:style>
    <style:style style:name="Список1конец" style:display-name="Список 1 конец" style:family="paragraph" style:parent-style-name="Список" style:next-style-name="Список2">
      <style:text-properties fo:hyphenate="false"/>
    </style:style>
    <style:style style:name="Продолжениесписка" style:display-name="Продолжение списка" style:family="paragraph" style:parent-style-name="Список">
      <style:text-properties fo:hyphenate="false"/>
    </style:style>
    <style:style style:name="Список2начало" style:display-name="Список 2 начало" style:family="paragraph" style:parent-style-name="Список" style:next-style-name="Маркированныйсписок3">
      <style:text-properties fo:hyphenate="false"/>
    </style:style>
    <style:style style:name="Маркированныйсписок3" style:display-name="Маркированный список 3" style:family="paragraph" style:parent-style-name="Список">
      <style:text-properties fo:hyphenate="false"/>
    </style:style>
    <style:style style:name="Список2конец" style:display-name="Список 2 конец" style:family="paragraph" style:parent-style-name="Список" style:next-style-name="Маркированныйсписок3">
      <style:text-properties fo:hyphenate="false"/>
    </style:style>
    <style:style style:name="Продолжениесписка2" style:display-name="Продолжение списка 2" style:family="paragraph" style:parent-style-name="Список">
      <style:text-properties fo:hyphenate="false"/>
    </style:style>
    <style:style style:name="Список3начало" style:display-name="Список 3 начало" style:family="paragraph" style:parent-style-name="Список" style:next-style-name="Маркированныйсписок4">
      <style:text-properties fo:hyphenate="false"/>
    </style:style>
    <style:style style:name="Маркированныйсписок4" style:display-name="Маркированный список 4" style:family="paragraph" style:parent-style-name="Список">
      <style:text-properties fo:hyphenate="false"/>
    </style:style>
    <style:style style:name="Список3конец" style:display-name="Список 3 конец" style:family="paragraph" style:parent-style-name="Список" style:next-style-name="Маркированныйсписок4">
      <style:text-properties fo:hyphenate="false"/>
    </style:style>
    <style:style style:name="Продолжениесписка3" style:display-name="Продолжение списка 3" style:family="paragraph" style:parent-style-name="Список">
      <style:text-properties fo:hyphenate="false"/>
    </style:style>
    <style:style style:name="Список4начало" style:display-name="Список 4 начало" style:family="paragraph" style:parent-style-name="Список" style:next-style-name="Маркированныйсписок5">
      <style:text-properties fo:hyphenate="false"/>
    </style:style>
    <style:style style:name="Маркированныйсписок5" style:display-name="Маркированный список 5" style:family="paragraph" style:parent-style-name="Список">
      <style:text-properties fo:hyphenate="false"/>
    </style:style>
    <style:style style:name="Список4конец" style:display-name="Список 4 конец" style:family="paragraph" style:parent-style-name="Список" style:next-style-name="Маркированныйсписок5">
      <style:text-properties fo:hyphenate="false"/>
    </style:style>
    <style:style style:name="Продолжениесписка4" style:display-name="Продолжение списка 4" style:family="paragraph" style:parent-style-name="Список">
      <style:text-properties fo:hyphenate="false"/>
    </style:style>
    <style:style style:name="Список5начало" style:display-name="Список 5 начало" style:family="paragraph" style:parent-style-name="Список" style:next-style-name="Нумерованныйсписок">
      <style:text-properties fo:hyphenate="false"/>
    </style:style>
    <style:style style:name="Нумерованныйсписок" style:display-name="Нумерованный список" style:family="paragraph" style:parent-style-name="Список">
      <style:text-properties fo:hyphenate="false"/>
    </style:style>
    <style:style style:name="Список5конец" style:display-name="Список 5 конец" style:family="paragraph" style:parent-style-name="Список" style:next-style-name="Нумерованныйсписок">
      <style:text-properties fo:hyphenate="false"/>
    </style:style>
    <style:style style:name="Продолжениесписка5" style:display-name="Продолжение списка 5" style:family="paragraph" style:parent-style-name="Список">
      <style:text-properties fo:hyphenate="false"/>
    </style:style>
    <style:style style:name="Указатель1" style:display-name="Указатель 1" style:family="paragraph" style:parent-style-name="Указатель">
      <style:text-properties fo:hyphenate="false"/>
    </style:style>
    <style:style style:name="Указатель2" style:display-name="Указатель 2" style:family="paragraph" style:parent-style-name="Указатель">
      <style:text-properties fo:hyphenate="false"/>
    </style:style>
    <style:style style:name="Указатель3" style:display-name="Указатель 3" style:family="paragraph" style:parent-style-name="Указатель">
      <style:text-properties fo:hyphenate="false"/>
    </style:style>
    <style:style style:name="Разделительпредметногоуказателя" style:display-name="Разделитель предметного указателя" style:family="paragraph" style:parent-style-name="Указатель">
      <style:text-properties fo:hyphenate="false"/>
    </style:style>
    <style:style style:name="Заголовокоглавления" style:display-name="Заголовок оглавления" style:family="paragraph" style:parent-style-name="Заголовок" style:next-style-name="Оглавление1">
      <style:text-properties fo:hyphenate="false"/>
    </style:style>
    <style:style style:name="Оглавление1" style:display-name="Оглавление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Оглавление2" style:display-name="Оглавление 2" style:family="paragraph" style:parent-style-name="Указатель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Указатель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Оглавление4" style:display-name="Оглавление 4" style:family="paragraph" style:parent-style-name="Указатель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Оглавление5" style:display-name="Оглавление 5" style:family="paragraph" style:parent-style-name="Указатель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Заголовокуказателейпользователя" style:display-name="Заголовок указателей пользователя" style:family="paragraph" style:parent-style-name="Заголовок">
      <style:text-properties fo:hyphenate="false"/>
    </style:style>
    <style:style style:name="Указательпользователя1" style:display-name="Указатель пользователя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Указательпользователя2" style:display-name="Указатель пользователя 2" style:family="paragraph" style:parent-style-name="Указатель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Указательпользователя3" style:display-name="Указатель пользователя 3" style:family="paragraph" style:parent-style-name="Указатель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Указательпользователя4" style:display-name="Указатель пользователя 4" style:family="paragraph" style:parent-style-name="Указатель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Указательпользователя5" style:display-name="Указатель пользователя 5" style:family="paragraph" style:parent-style-name="Указатель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Оглавление6" style:display-name="Оглавление 6" style:family="paragraph" style:parent-style-name="Указатель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Оглавление7" style:display-name="Оглавление 7" style:family="paragraph" style:parent-style-name="Указатель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Оглавление8" style:display-name="Оглавление 8" style:family="paragraph" style:parent-style-name="Указатель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Оглавление9" style:display-name="Оглавление 9" style:family="paragraph" style:parent-style-name="Указатель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Оглавление10" style:display-name="Оглавление 10" style:family="paragraph" style:parent-style-name="Указатель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IllustrationIndex1" style:display-name="Illustration Index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Заголовокспискаобъектов" style:display-name="Заголовок списка объектов" style:family="paragraph" style:parent-style-name="Заголовок">
      <style:text-properties fo:hyphenate="false"/>
    </style:style>
    <style:style style:name="Списокобъектов1" style:display-name="Список объектов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Заголовокспискатаблиц" style:display-name="Заголовок списка таблиц" style:family="paragraph" style:parent-style-name="Заголовок">
      <style:text-properties fo:hyphenate="false"/>
    </style:style>
    <style:style style:name="Списоктаблиц1" style:display-name="Список таблиц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Таблицассылок" style:display-name="Таблица ссылок" style:family="paragraph" style:parent-style-name="Заголовок">
      <style:text-properties fo:hyphenate="false"/>
    </style:style>
    <style:style style:name="Библиография1" style:display-name="Библиография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Указательпользователя6" style:display-name="Указатель пользователя 6" style:family="paragraph" style:parent-style-name="Указатель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Указательпользователя7" style:display-name="Указатель пользователя 7" style:family="paragraph" style:parent-style-name="Указатель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Указательпользователя8" style:display-name="Указатель пользователя 8" style:family="paragraph" style:parent-style-name="Указатель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Указательпользователя9" style:display-name="Указатель пользователя 9" style:family="paragraph" style:parent-style-name="Указатель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Указательпользователя10" style:display-name="Указатель пользователя 10" style:family="paragraph" style:parent-style-name="Указатель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Колонтитул" style:display-name="Колонтитул" style:family="paragraph" style:parent-style-name="Обычный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слева" style:display-name="Верхний колонтитул слева" style:family="paragraph" style:parent-style-name="Обычный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справа" style:display-name="Верхний колонтитул справа" style:family="paragraph" style:parent-style-name="Обычный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слева" style:display-name="Нижний колонтитул слева" style:family="paragraph" style:parent-style-name="Обычный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справа" style:display-name="Нижний колонтитул справа" style:family="paragraph" style:parent-style-name="Обычный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Содержимоетаблицы" style:display-name="Содержимое таблицы" style:family="paragraph" style:parent-style-name="Обычный"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text-properties fo:font-weight="bold" style:font-weight-asian="bold" fo:hyphenate="false"/>
    </style:style>
    <style:style style:name="Иллюстрация" style:display-name="Иллюстрация" style:family="paragraph" style:parent-style-name="Названиеобъекта">
      <style:text-properties fo:hyphenate="false"/>
    </style:style>
    <style:style style:name="Таблица" style:display-name="Таблица" style:family="paragraph" style:parent-style-name="Названиеобъекта">
      <style:text-properties fo:hyphenate="false"/>
    </style:style>
    <style:style style:name="Текст" style:display-name="Текст" style:family="paragraph" style:parent-style-name="Названиеобъекта">
      <style:text-properties fo:hyphenate="false"/>
    </style:style>
    <style:style style:name="Содержимоеврезки" style:display-name="Содержимое врезки" style:family="paragraph" style:parent-style-name="Обычный">
      <style:text-properties fo:hyphenate="false"/>
    </style:style>
    <style:style style:name="Текстсноски" style:display-name="Текст сноски" style:family="paragraph" style:parent-style-name="Обычный">
      <style:paragraph-properties fo:text-align="start"/>
      <style:text-properties fo:hyphenate="false"/>
    </style:style>
    <style:style style:name="Адреснаконверте" style:display-name="Адрес на конверте" style:family="paragraph" style:parent-style-name="Обычный">
      <style:text-properties fo:hyphenate="false"/>
    </style:style>
    <style:style style:name="Обратныйадрес2" style:display-name="Обратный адрес 2" style:family="paragraph" style:parent-style-name="Обычный">
      <style:text-properties fo:hyphenate="false"/>
    </style:style>
    <style:style style:name="Текстконцевойсноски" style:display-name="Текст концевой сноски" style:family="paragraph" style:parent-style-name="Обычный">
      <style:text-properties fo:hyphenate="false"/>
    </style:style>
    <style:style style:name="Переченьрисунков" style:display-name="Перечень рисунков" style:family="paragraph" style:parent-style-name="Названиеобъекта">
      <style:text-properties fo:hyphenate="false"/>
    </style:style>
    <style:style style:name="Текствзаданномформате" style:display-name="Текст в заданном формате" style:family="paragraph" style:parent-style-name="Обычный">
      <style:text-properties fo:hyphenate="false"/>
    </style:style>
    <style:style style:name="Горизонтальнаялиния" style:display-name="Горизонтальная линия" style:family="paragraph" style:parent-style-name="Обычный" style:next-style-name="Основнойтекст">
      <style:text-properties fo:font-size="2pt" style:font-size-asian="2pt" fo:hyphenate="false"/>
    </style:style>
    <style:style style:name="Содержимоесписка" style:display-name="Содержимое списка" style:family="paragraph" style:parent-style-name="Обычный">
      <style:text-properties fo:hyphenate="false"/>
    </style:style>
    <style:style style:name="Заголовоксписка" style:display-name="Заголовок списка" style:family="paragraph" style:parent-style-name="Обычный" style:next-style-name="Содержимоесписка">
      <style:text-properties fo:hyphenate="false"/>
    </style:style>
    <style:style style:name="Гриф_Экземпляр" style:display-name="Гриф_Экземпляр" style:family="paragraph" style:parent-style-name="Обычный">
      <style:text-properties fo:font-size="12pt" style:font-size-asian="12pt" fo:hyphenate="false"/>
    </style:style>
    <style:style style:name="Исполнительдокумента" style:display-name="Исполнитель документа" style:family="paragraph" style:parent-style-name="Обычный">
      <style:paragraph-properties fo:text-align="start"/>
      <style:text-properties fo:font-size="12pt" style:font-size-asian="12pt" fo:hyphenate="false"/>
    </style:style>
    <style:style style:name="Заголовокспискаиллюстраций" style:display-name="Заголовок списка иллюстраций" style:family="paragraph" style:parent-style-name="Заголовок">
      <style:paragraph-properties text:number-lines="false"/>
      <style:text-properties fo:hyphenate="false"/>
    </style:style>
    <style:style style:name="Standard" style:display-name="Standard" style:family="paragraph">
      <style:paragraph-properties style:vertical-align="baseline" fo:margin-bottom="0.1111in" fo:line-height="115%"/>
      <style:text-properties style:font-name="Times New Rom愀渀" style:font-name-asian="Times New Rom愀渀" style:font-name-complex="Times New Rom愀渀" style:language-asian="zh" style:country-asian="CN" style:language-complex="ar" style:country-complex="SA" fo:hyphenate="true"/>
    </style:style>
    <text:list-style style:name="LFO2" style:display-name="LFO2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WW_CharLFO2LVL1" style:family="text">
      <style:text-properties style:font-name="PT Astra Serif" style:font-name-complex="PT Astra Serif"/>
    </style:style>
    <style:style style:name="WW_CharLFO2LVL2" style:family="text">
      <style:text-properties style:font-name="PT Astra Serif" style:font-name-complex="PT Astra Serif"/>
    </style:style>
    <style:style style:name="WW_CharLFO2LVL3" style:family="text">
      <style:text-properties style:font-name="PT Astra Serif" style:font-name-complex="PT Astra Serif"/>
    </style:style>
    <style:style style:name="WW_CharLFO2LVL4" style:family="text">
      <style:text-properties style:font-name="PT Astra Serif" style:font-name-complex="PT Astra Serif"/>
    </style:style>
    <style:style style:name="WW_CharLFO2LVL5" style:family="text">
      <style:text-properties style:font-name="PT Astra Serif" style:font-name-complex="PT Astra Serif"/>
    </style:style>
    <style:style style:name="WW_CharLFO2LVL6" style:family="text">
      <style:text-properties style:font-name="PT Astra Serif" style:font-name-complex="PT Astra Serif"/>
    </style:style>
    <style:style style:name="WW_CharLFO2LVL7" style:family="text">
      <style:text-properties style:font-name="PT Astra Serif" style:font-name-complex="PT Astra Serif"/>
    </style:style>
    <style:style style:name="WW_CharLFO2LVL8" style:family="text">
      <style:text-properties style:font-name="PT Astra Serif" style:font-name-complex="PT Astra Serif"/>
    </style:style>
    <style:style style:name="WW_CharLFO2LVL9" style:family="text">
      <style:text-properties style:font-name="PT Astra Serif" style:font-name-complex="PT Astra Serif"/>
    </style:style>
    <text:list-style style:name="LFO3" style:display-name="LFO3">
      <text:list-level-style-bullet text:level="1" text:style-name="WW_CharLFO2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2" text:style-name="WW_CharLFO2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3" text:style-name="WW_CharLFO2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4" text:style-name="WW_CharLFO2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5" text:style-name="WW_CharLFO2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6" text:style-name="WW_CharLFO2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7" text:style-name="WW_CharLFO2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8" text:style-name="WW_CharLFO2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9" text:style-name="WW_CharLFO2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</text:list-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3937in" fo:margin-right="0.3937in" style:num-format="1" style:writing-mode="lr-tb">
        <style:footnote-sep style:width="0.007in" style:rel-width="33%" style:color="#000000" style:line-style="solid" style:adjustment="center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T2" style:parent-style-name="Основнойшрифтабзаца" style:family="text">
      <style:text-properties style:font-name="Times New Roman" style:font-name-complex="Times New Roman"/>
    </style:style>
  </office:automatic-styles>
  <office:master-styles>
    <style:master-page style:name="MPF0" style:page-layout-name="PL0">
      <style:header>
        <text:p text:style-name="Верхнийколонтитул"><text:span text:style-name="T2"><text:page-number text:fixed="false">5</text:page-number></text:span></text:p>
      </style:header>
      <style:footer>
        <text:p text:style-name="Нижнийколонтитул"/>
      </style:footer>
      <style:header-first>
        <text:p text:style-name="Верхнийколонтитул"/>
      </style:header-first>
      <style:footer-first>
        <text:p text:style-name="Нижнийколонтитул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Default</dc:title>
    <dc:description/>
    <dc:subject/>
    <meta:initial-creator>Алексей Тишуков</meta:initial-creator>
    <dc:creator>Алексей Тишуков</dc:creator>
    <meta:creation-date>2025-12-19T07:31:00Z</meta:creation-date>
    <dc:date>2025-12-19T07:32:00Z</dc:date>
    <meta:print-date>2025-11-19T16:34:00Z</meta:print-date>
    <meta:template xlink:href="Normal.dotm" xlink:type="simple"/>
    <meta:editing-cycles>3</meta:editing-cycles>
    <meta:editing-duration>PT60S</meta:editing-duration>
    <meta:document-statistic meta:page-count="5" meta:paragraph-count="12" meta:word-count="920" meta:character-count="6152" meta:row-count="43" meta:non-whitespace-character-count="5244"/>
  </office:meta>
</office:document-meta>
</file>